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ChangeListenerHandler.TabChangeListenerHandler( TagConfig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bChangeListenerHandler.apply( FaceletContext faceletContext , UIComponen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